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isheim“(Vorläufiger Name)</text:p>
      <text:p text:style-name="Standard"/>
      <text:p text:style-name="Standard">Die Küstengebiet von Frostzahn werden durch die Überreste des zweiten großen Magisterimperiums dominiert. Während es letzteres anderswo aufgrund der Kluft zwischen den Magiern und der versklavten Bevölkerung restlos zusammenbrach, als die Magie ihnen den Dienst versagte. Waren die Herrscherhäuser des unwirtlichen Südens, entweder Verlierer der großen Ränkespiele, die ebenfalls ein schnelles Ende fanden, oder aber die wenigen Individuen, die aus verschiedenen Gründen der blutigen Praxis anderer Magister abgeschworen haben und auch der Magie nur wenig Beachtung schenkten. Als hier die Magie versagte, ging als eines der wenigen Gebäude, das große fliegende Archiv verlorenen, während andere Gebäude aus Mangel an magischen Reserven echte Handwerksarbeiten waren und damit bestand hatten.</text:p>
      <text:p text:style-name="Standard">Die ersten Jahre ohne Magie waren daher ebenfalls hart und von dem guten 2 dutzend Herrscherhäusern verblieben nur noch die 5 Moderatesten.</text:p>
      <text:p text:style-name="Standard"/>
      <text:p text:style-name="Standard"/>
      <text:p text:style-name="Standard">Einführung der großen Magischen Schulen</text:p>
      <text:p text:style-name="Standard">Als die Drachen beschlossen die Magie den Völkern wieder zugänglich zu machen, sollte es ausgerechnet das letzte Fragment des Magisterimperiums im tiefen Süden sein, wo man magische Praktiken offenbare wollte.</text:p>
      <text:p text:style-name="Standard">Die erste konstruierte Magieschule, war die Arkane Kunst, deren Lehren man getarnt als Aufzeichnung über eine Expedition über den Erforscher des Arkeum Vorkel. Diese wurden durch Fürst Arthur aufgetan, als dieser aus Verzweiflung über die Heimsuchung seines kleinen Reiches durch eine magische Bestie, die kurz zuvor seine Tochter Fahlia getötet hat, als diese versuchte sie zu erlegen. Aus Tradition trug er in sich das sog. Blaue Blut der Magister, eine Variation des Manabluts und war selbst überrascht, als ein einfacher Lichtzauber seinen Fingern auf Kommando entsprang. Der Rest ist Legende, wichtig ist nur, dass es am Ende zum Wiederaufbau des Archivs und der Begründung einer Lehranstalt, die den Namen „Fahlia Universität zu Arthas“ trägt.</text:p>
      <text:p text:style-name="Standard"/>
      <text:p text:style-name="Standard">Die Gilde der Magier zu Arthas</text:p>
      <text:p text:style-name="Standard">Im Gedenken an seine Erfahrung vor der Entdeckung der Arkanen Künste, hat Fürst Arthur ein sehr spezielles Regelwerk aufgestellt, damit jeder Absolvent zum einen seine Macht zu schätzten weiß und zum anderen moralisch nicht absolut verwerflich ist. Dazu besteht unter anderem das Noviziat aus einer langen Phase in der sie der Versuchung widerstehen müssen, sich um eine Reihe körperlichen Arbeiten und anderer Prüfungen von Geist und Körper mithilfe der wenigen Magie, die man ihnen im Vorfeld gelehrt hat, zu drücken. Natürlich gibt es später noch eine ganze Reihe ähnlicher Tests, bei deren Versagen man je nach Stand seiner Ausbildung auch mit dem Tod bestraft werden kann, um die Welt vor einem zu schützen. Absolventen dieser Institution genießen daher einen sehr Guten Ruf in den übrigen Teilen der Welt. </text:p>
      <text:p text:style-name="Standard"/>
      <text:p text:style-name="Standard">Alchemie</text:p>
      <text:p text:style-name="Standard">Die Geschichte der Alchemie beginnt mit der Verbannung von Prinz Theseus auf die Seefestung Nimmermorgen mit seinen Vertrauten, wegen seiner Intrigen gegen seinen Cousin den Fürsten. Dort zusammen mit seinem Magier aus der Akademie begann er die Natur von Materie mittels Magie zu erforschen, um eine mächtige Waffe zu finden. Auf ihrem Weg kamen sie in den Augen der Drachen gefährlich nah an die Entdeckung von etwas, was Nuklearwaffen ähnelt und von den Drachen bereits vor Jahren für sich auf eine Stufe mit Manabomben gesetzt hatten. Um sie von ihren Forschungen abzubringen, errichteten sie das System der Alchemie und ließen sie durch ein künstlich induzierten Unfall auf diese Schule stoßen. Zufrieden mit den Ergebnissen brachen sie darauf die Forschungen ab und konzentrierten sich auf die Verfeinerung der Alchemie, als Waffe mit der sie schließlich den Fürsten stürzten und sich Theseus auf dessen Thron setzten sollte, bis ihn und seinen Assistenten die Nachwirkungen ihrer ursprünglichen Forschung töteten und ihr Wissen über Alchemie unwillentlich der Welt vermachteten. Nun ist Festung Nimmermorgen die <text:soft-page-break/>Forschungsanstalt der Alchemisten.</text:p>
      <text:p text:style-name="Standard"/>
      <text:p text:style-name="Standard"/>
      <text:p text:style-name="Standard">Beschwörung</text:p>
      <text:p text:style-name="Standard">Eine der wichtigsten Ressourcen für die magieaktiven Institute der Region ist der Erzsee, da dieser als Anomalie Mana produziert und das Eisen für diverse Magische Rituale und Anwendungen benötigt wird. Aus diesem Grund errichtete man auf den Ruinen der ehemaligen Stahlindustrie, von Stahlheim, eine Festung, die durch Magier der Akademie verteidigt wurden. Da sich Arkane Künste nicht für Kriegsführung eigneten, betrieb man entsprechende Forschungen an dieser Einrichtung, weswegen die Ausbildung in den Kampfkünsten von der Universität zu Arthas hierher verlegt.</text:p>
      <text:p text:style-name="Standard">Schließlich kam jemand auf die Idee mithilfe eines magischen Tunnels, der die Hitze aus den tiefen der Erde heraufzuschaffen, um sie später als vernichtenden Feuerball auf das Ziel loszulassen. </text:p>
      <text:p text:style-name="Standard">Die Methode bewies sich als effektiv und vor allem kostengünstig und wurde entsprechend in den folgenden Konflikten gerne eingesetzt. Im Kampf um den Pass nach Trollheim setzte ein freischaffender Magier, der von dem Zauber gehört hatte eine eigene Formel ein, die allerdings fehlschlug und das Land für eine Woche mit einem Flammenmeer überzog, wonach dieses als die Schwarzmarschen bekannt ist. Es wurde daher an einer Verfeinerung dieser Technik zu einer besser kontrollierbaren Schule gearbeitet, in der mal wieder die Drachen ihre Finger im Spiel hatten. Die Schule der Beschwörung wurde nach ihrer Fertigstellung ausschließlich auf der Akademie zu Stahlheim gelehrt.</text:p>
      <text:p text:style-name="Standard"/>
      <text:p text:style-name="Standard">Kirche der Magierjäger</text:p>
      <text:p text:style-name="Standard">Nach der schrecklichen Katastrophe, die die Schwarzmarschen zu dem verbrannten Land machten, welches es seitdem ist, weigerten sich die Regionen von Arthas und Stahlheim für den Schaden aufzukommen, da der Verursacher kein Absolvent ihrer Institute war. </text:p>
      <text:p text:style-name="Standard"/>
      <text:p text:style-name="Standard"/>
      <text:p text:style-name="Standard">Bestienmei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an Eichner</meta:initial-creator>
    <meta:creation-date>2016-03-02T17:59:14.72</meta:creation-date>
    <dc:date>2016-03-31T18:21:01.89</dc:date>
    <dc:creator>Jordan Eichner</dc:creator>
    <meta:editing-duration>PT7H29M26S</meta:editing-duration>
    <meta:editing-cycles>16</meta:editing-cycles>
    <meta:generator>OpenOffice/4.1.1$Win32 OpenOffice.org_project/411m6$Build-9775</meta:generator>
    <meta:document-statistic meta:table-count="0" meta:image-count="0" meta:object-count="0" meta:page-count="2" meta:paragraph-count="17" meta:word-count="840" meta:character-count="5691"/>
  </office:meta>
</office:document-meta>
</file>